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dotted #000000" fo:border-left="2pt solid #000000" fo:border-right="2pt solid #000000" style:vertical-align="top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dotted #000000" fo:border-bottom="2pt solid #000000" fo:border-left="2pt solid #000000" fo:border-right="2pt solid #000000" style:vertical-align="top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dotted #000000" fo:border-bottom="2pt solid #000000" fo:border-left="2pt solid #000000" fo:border-right="thin dotted #000000" style:vertical-align="automatic" fo:wrap-option="wrap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able-cell-properties fo:border-top="thin dotted #000000" fo:border-bottom="2pt solid #000000" fo:border-left="thin dotted #000000" fo:border-right="thin dotted #000000" style:vertical-align="automatic" fo:wrap-option="wrap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7" style:family="table-cell" style:parent-style-name="Default" style:data-style-name="N0">
      <style:table-cell-properties fo:border-top="thin dotted #000000" fo:border-bottom="2pt solid #000000" fo:border-left="thin dotted #000000" fo:border-right="2pt solid #000000" style:vertical-align="automatic" fo:wrap-option="wrap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8" style:family="table-cell" style:parent-style-name="Default" style:data-style-name="N0">
      <style:table-cell-properties fo:border-top="none" fo:border-bottom="thin dotted #000000" fo:border-left="2pt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9" style:family="table-cell" style:parent-style-name="Default" style:data-style-name="N0">
      <style:table-cell-properties fo:border-top="none" fo:border-bottom="thin dotted #000000" fo:border-left="2pt solid #000000" fo:border-right="thin dotted #000000" style:vertical-align="top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none" fo:border-bottom="thin dotte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none" fo:border-bottom="thin dotted #000000" fo:border-left="thin dotted #000000" fo:border-right="2pt solid #000000" style:vertical-align="top" fo:wrap-option="wra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dotted #000000" fo:border-bottom="thin dotted #000000" fo:border-left="2pt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3" style:family="table-cell" style:parent-style-name="Default" style:data-style-name="N0">
      <style:table-cell-properties fo:border-top="thin dotted #000000" fo:border-bottom="thin dotted #000000" fo:border-left="2pt solid #000000" fo:border-right="thin dotted #000000" style:vertical-align="top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dotted #000000" style:vertical-align="top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dotted #000000" fo:border-bottom="thin dotted #000000" fo:border-left="thin dotted #000000" fo:border-right="2pt solid #000000" style:vertical-align="top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thin dotted #000000" fo:border-bottom="2pt solid #000000" fo:border-left="2pt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7" style:family="table-cell" style:parent-style-name="Default" style:data-style-name="N0">
      <style:table-cell-properties fo:border-top="thin dotted #000000" fo:border-bottom="2pt solid #000000" fo:border-left="2pt solid #000000" fo:border-right="thin dotted #000000" style:vertical-align="top" fo:wrap-option="wra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thin dotted #000000" fo:border-bottom="2pt soli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thin dotted #000000" fo:border-bottom="2pt solid #000000" fo:border-left="thin dotted #000000" fo:border-right="2pt solid #000000" style:vertical-align="top" fo:wrap-option="wrap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FF00"/>
    </style:style>
    <style:style style:name="ce21" style:family="table-cell" style:parent-style-name="Default" style:data-style-name="N0">
      <style:table-cell-properties fo:border-top="2pt solid #000000" fo:border-bottom="thin dotted #000000" fo:border-left="2pt solid #000000" fo:border-right="2pt solid #000000" style:vertical-align="automatic" fo:wrap-option="wrap" fo:background-color="transparent" style:repeat-content="false"/>
      <style:paragraph-properties fo:text-align="center"/>
      <style:text-properties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54541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29.2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6" table:default-cell-style-name="ce1"/>
        <table:table-column table:style-name="co2" table:number-columns-repeated="50" table:default-cell-style-name="ce1"/>
        <table:table-column table:style-name="co7" table:number-columns-repeated="16320" table:default-cell-style-name="ce1"/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2">
          <table:table-cell table:style-name="ce1"/>
          <table:table-cell table:style-name="ce3"/>
          <table:table-cell office:value-type="string" table:number-columns-spanned="3" table:number-rows-spanned="1" table:style-name="ce21">
            <text:p>B = 0,1</text:p>
          </table:table-cell>
          <table:covered-table-cell table:number-columns-repeated="2"/>
          <table:table-cell office:value-type="string" table:number-columns-spanned="3" table:number-rows-spanned="1" table:style-name="ce21">
            <text:p>B = 0,6</text:p>
          </table:table-cell>
          <table:covered-table-cell table:number-columns-repeated="2"/>
          <table:table-cell office:value-type="string" table:number-columns-spanned="3" table:number-rows-spanned="1" table:style-name="ce21">
            <text:p>B = 2</text:p>
          </table:table-cell>
          <table:covered-table-cell table:number-columns-repeated="2"/>
          <table:table-cell office:value-type="string" table:number-columns-spanned="3" table:number-rows-spanned="1" table:style-name="ce21">
            <text:p>B = 3</text:p>
          </table:table-cell>
          <table:covered-table-cell table:number-columns-repeated="2"/>
          <table:table-cell table:number-columns-repeated="16370"/>
        </table:table-row>
        <table:table-row table:style-name="ro3">
          <table:table-cell table:style-name="ce1"/>
          <table:table-cell table:style-name="ce4"/>
          <table:table-cell office:value-type="string" table:style-name="ce5">
            <text:p>Medida en dBm</text:p>
          </table:table-cell>
          <table:table-cell office:value-type="string" table:style-name="ce6">
            <text:p>Teórico</text:p>
          </table:table-cell>
          <table:table-cell office:value-type="string" table:style-name="ce7">
            <text:p>Práctico</text:p>
          </table:table-cell>
          <table:table-cell office:value-type="string" table:style-name="ce5">
            <text:p>Medida en dBm</text:p>
          </table:table-cell>
          <table:table-cell office:value-type="string" table:style-name="ce6">
            <text:p>Teórico</text:p>
          </table:table-cell>
          <table:table-cell office:value-type="string" table:style-name="ce7">
            <text:p>Práctico</text:p>
          </table:table-cell>
          <table:table-cell office:value-type="string" table:style-name="ce5">
            <text:p>Medida en dBm</text:p>
          </table:table-cell>
          <table:table-cell office:value-type="string" table:style-name="ce6">
            <text:p>Teórico</text:p>
          </table:table-cell>
          <table:table-cell office:value-type="string" table:style-name="ce7">
            <text:p>Práctico</text:p>
          </table:table-cell>
          <table:table-cell office:value-type="string" table:style-name="ce5">
            <text:p>Medida en dBm</text:p>
          </table:table-cell>
          <table:table-cell office:value-type="string" table:style-name="ce6">
            <text:p>Teórico</text:p>
          </table:table-cell>
          <table:table-cell office:value-type="string" table:style-name="ce7">
            <text:p>Práctico</text:p>
          </table:table-cell>
          <table:table-cell table:number-columns-repeated="16370"/>
        </table:table-row>
        <table:table-row table:style-name="ro4">
          <table:table-cell office:value-type="float" office:value="0" table:style-name="ce1">
            <text:p>0</text:p>
          </table:table-cell>
          <table:table-cell office:value-type="string" table:style-name="ce8">
            <text:p>J0(B)</text:p>
          </table:table-cell>
          <table:table-cell office:value-type="float" office:value="-5.44" table:style-name="ce9">
            <text:p>-5,44</text:p>
          </table:table-cell>
          <table:table-cell office:value-type="float" office:value="0.99750156477001672" table:formula="of:=BESSELJ(0.1;[.A4])" table:style-name="ce10">
            <text:p>0,997501565</text:p>
          </table:table-cell>
          <table:table-cell office:value-type="float" office:value="0.9840111057611336" table:formula="of:=POWER(10;([.C4]-[.$D$20])/20)" table:style-name="ce11">
            <text:p>0,984011106</text:p>
          </table:table-cell>
          <table:table-cell office:value-type="float" office:value="-5.91" table:style-name="ce9">
            <text:p>-5,91</text:p>
          </table:table-cell>
          <table:table-cell office:value-type="float" office:value="0.91200486283288906" table:formula="of:=BESSELJ(0.6;[.A4])" table:style-name="ce10">
            <text:p>0,912004863</text:p>
          </table:table-cell>
          <table:table-cell office:value-type="float" office:value="0.93218047034160822" table:formula="of:=POWER(10;([.F4]-[.$G$20])/20)" table:style-name="ce11">
            <text:p>0,93218047</text:p>
          </table:table-cell>
          <table:table-cell office:value-type="float" office:value="-17.21" table:style-name="ce9">
            <text:p>-17,21</text:p>
          </table:table-cell>
          <table:table-cell office:value-type="float" office:value="0.2238907819085722" table:formula="of:=BESSELJ(2;[.A4])" table:style-name="ce10">
            <text:p>0,223890782</text:p>
          </table:table-cell>
          <table:table-cell office:value-type="float" office:value="0.25380489859637795" table:formula="of:=POWER(10;([.I4]-[.$J$20])/20)" table:style-name="ce11">
            <text:p>0,253804899</text:p>
          </table:table-cell>
          <table:table-cell office:value-type="float" office:value="-16.18" table:style-name="ce9">
            <text:p>-16,18</text:p>
          </table:table-cell>
          <table:table-cell office:value-type="float" office:value="-0.26005195771993089" table:formula="of:=BESSELJ(3;[.A4])" table:style-name="ce10">
            <text:p>-0,260051958</text:p>
          </table:table-cell>
          <table:table-cell office:value-type="float" office:value="0.28575905433749471" table:formula="of:=POWER(10;([.L4]-[.$M$20])/20)" table:style-name="ce11">
            <text:p>0,285759054</text:p>
          </table:table-cell>
          <table:table-cell table:number-columns-repeated="16370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string" table:style-name="ce12">
            <text:p>J1(B)</text:p>
          </table:table-cell>
          <table:table-cell office:value-type="float" office:value="-28.91" table:style-name="ce13">
            <text:p>-28,91</text:p>
          </table:table-cell>
          <table:table-cell office:value-type="float" office:value="4.9937526043523334E-2" table:formula="of:=BESSELJ(0.1;[.A5])" table:style-name="ce10">
            <text:p>0,049937526</text:p>
          </table:table-cell>
          <table:table-cell office:value-type="float" office:value="6.5993323426356429E-2" table:formula="of:=POWER(10;([.C5]-[.$D$20])/20)" table:style-name="ce11">
            <text:p>0,065993323</text:p>
          </table:table-cell>
          <table:table-cell office:value-type="float" office:value="-15.6" table:style-name="ce13">
            <text:p>-15,6</text:p>
          </table:table-cell>
          <table:table-cell office:value-type="float" office:value="0.2867009880566711" table:formula="of:=BESSELJ(0.6;[.A5])" table:style-name="ce10">
            <text:p>0,286700988</text:p>
          </table:table-cell>
          <table:table-cell office:value-type="float" office:value="0.30549211132155124" table:formula="of:=POWER(10;([.F5]-[.$G$20])/20)" table:style-name="ce11">
            <text:p>0,305492111</text:p>
          </table:table-cell>
          <table:table-cell office:value-type="float" office:value="-9.3000000000000007" table:style-name="ce13">
            <text:p>-9,3</text:p>
          </table:table-cell>
          <table:table-cell office:value-type="float" office:value="0.57672480789629377" table:formula="of:=BESSELJ(2;[.A5])" table:style-name="ce10">
            <text:p>0,576724808</text:p>
          </table:table-cell>
          <table:table-cell office:value-type="float" office:value="0.63095734448019314" table:formula="of:=POWER(10;([.I5]-[.$J$20])/20)" table:style-name="ce11">
            <text:p>0,630957344</text:p>
          </table:table-cell>
          <table:table-cell office:value-type="float" office:value="-13.95" table:style-name="ce13">
            <text:p>-13,95</text:p>
          </table:table-cell>
          <table:table-cell office:value-type="float" office:value="0.33905895827253579" table:formula="of:=BESSELJ(3;[.A5])" table:style-name="ce10">
            <text:p>0,339058958</text:p>
          </table:table-cell>
          <table:table-cell office:value-type="float" office:value="0.36940264435828346" table:formula="of:=POWER(10;([.L5]-[.$M$20])/20)" table:style-name="ce11">
            <text:p>0,369402644</text:p>
          </table:table-cell>
          <table:table-cell table:number-columns-repeated="16370"/>
        </table:table-row>
        <table:table-row table:style-name="ro4">
          <table:table-cell office:value-type="float" office:value="2" table:style-name="ce1">
            <text:p>2</text:p>
          </table:table-cell>
          <table:table-cell office:value-type="string" table:style-name="ce12">
            <text:p>j2(B)</text:p>
          </table:table-cell>
          <table:table-cell table:style-name="ce13"/>
          <table:table-cell table:style-name="ce10"/>
          <table:table-cell table:style-name="ce11"/>
          <table:table-cell office:value-type="float" office:value="-31.9" table:style-name="ce13">
            <text:p>-31,9</text:p>
          </table:table-cell>
          <table:table-cell office:value-type="float" office:value="4.3665096715982725E-2" table:formula="of:=BESSELJ(0.6;[.A6])" table:style-name="ce10">
            <text:p>0,043665097</text:p>
          </table:table-cell>
          <table:table-cell office:value-type="float" office:value="4.6773514128719829E-2" table:formula="of:=POWER(10;([.F6]-[.$G$20])/20)" table:style-name="ce11">
            <text:p>0,046773514</text:p>
          </table:table-cell>
          <table:table-cell office:value-type="float" office:value="-13.85" table:style-name="ce13">
            <text:p>-13,85</text:p>
          </table:table-cell>
          <table:table-cell office:value-type="float" office:value="0.3528342075141756" table:formula="of:=BESSELJ(2;[.A6])" table:style-name="ce10">
            <text:p>0,352834208</text:p>
          </table:table-cell>
          <table:table-cell office:value-type="float" office:value="0.3736801253821157" table:formula="of:=POWER(10;([.I6]-[.$J$20])/20)" table:style-name="ce11">
            <text:p>0,373680125</text:p>
          </table:table-cell>
          <table:table-cell office:value-type="float" office:value="-10.95" table:style-name="ce13">
            <text:p>-10,95</text:p>
          </table:table-cell>
          <table:table-cell office:value-type="float" office:value="0.48609126323495477" table:formula="of:=BESSELJ(3;[.A6])" table:style-name="ce10">
            <text:p>0,486091263</text:p>
          </table:table-cell>
          <table:table-cell office:value-type="float" office:value="0.52179510423900222" table:formula="of:=POWER(10;([.L6]-[.$M$20])/20)" table:style-name="ce11">
            <text:p>0,521795104</text:p>
          </table:table-cell>
          <table:table-cell table:number-columns-repeated="16370"/>
        </table:table-row>
        <table:table-row table:style-name="ro4">
          <table:table-cell office:value-type="float" office:value="3" table:style-name="ce1">
            <text:p>3</text:p>
          </table:table-cell>
          <table:table-cell office:value-type="string" table:style-name="ce12">
            <text:p>j3(B)</text:p>
          </table:table-cell>
          <table:table-cell table:style-name="ce13"/>
          <table:table-cell table:style-name="ce10"/>
          <table:table-cell table:style-name="ce11"/>
          <table:table-cell table:style-name="ce13"/>
          <table:table-cell table:style-name="ce10"/>
          <table:table-cell table:style-name="ce11"/>
          <table:table-cell office:value-type="float" office:value="-23.27" table:style-name="ce13">
            <text:p>-23,27</text:p>
          </table:table-cell>
          <table:table-cell office:value-type="float" office:value="0.12894324997562717" table:formula="of:=BESSELJ(2;[.A7])" table:style-name="ce10">
            <text:p>0,12894325</text:p>
          </table:table-cell>
          <table:table-cell office:value-type="float" office:value="0.12632811038073563" table:formula="of:=POWER(10;([.I7]-[.$J$20])/20)" table:style-name="ce11">
            <text:p>0,12632811</text:p>
          </table:table-cell>
          <table:table-cell office:value-type="float" office:value="-15.39" table:style-name="ce13">
            <text:p>-15,39</text:p>
          </table:table-cell>
          <table:table-cell office:value-type="float" office:value="0.30906286476756828" table:formula="of:=BESSELJ(3;[.A7])" table:style-name="ce10">
            <text:p>0,309062865</text:p>
          </table:table-cell>
          <table:table-cell office:value-type="float" office:value="0.31296804715636695" table:formula="of:=POWER(10;([.L7]-[.$M$20])/20)" table:style-name="ce11">
            <text:p>0,312968047</text:p>
          </table:table-cell>
          <table:table-cell table:number-columns-repeated="16370"/>
        </table:table-row>
        <table:table-row table:style-name="ro4">
          <table:table-cell office:value-type="float" office:value="4" table:style-name="ce1">
            <text:p>4</text:p>
          </table:table-cell>
          <table:table-cell office:value-type="string" table:style-name="ce12">
            <text:p>j4(B)</text:p>
          </table:table-cell>
          <table:table-cell table:style-name="ce13"/>
          <table:table-cell table:style-name="ce14"/>
          <table:table-cell table:style-name="ce15"/>
          <table:table-cell table:style-name="ce13"/>
          <table:table-cell table:style-name="ce14"/>
          <table:table-cell table:style-name="ce15"/>
          <table:table-cell office:value-type="float" office:value="-33.31" table:style-name="ce13">
            <text:p>-33,31</text:p>
          </table:table-cell>
          <table:table-cell office:value-type="float" office:value="3.3995719807571503E-2" table:formula="of:=BESSELJ(2;[.A8])" table:style-name="ce10">
            <text:p>0,03399572</text:p>
          </table:table-cell>
          <table:table-cell office:value-type="float" office:value="3.9764909647456541E-2" table:formula="of:=POWER(10;([.I8]-[.$J$20])/20)" table:style-name="ce11">
            <text:p>0,03976491</text:p>
          </table:table-cell>
          <table:table-cell office:value-type="float" office:value="-22.14" table:style-name="ce13">
            <text:p>-22,14</text:p>
          </table:table-cell>
          <table:table-cell office:value-type="float" office:value="0.13203418393192615" table:formula="of:=BESSELJ(3;[.A8])" table:style-name="ce10">
            <text:p>0,132034184</text:p>
          </table:table-cell>
          <table:table-cell office:value-type="float" office:value="0.14387985782558452" table:formula="of:=POWER(10;([.L8]-[.$M$20])/20)" table:style-name="ce11">
            <text:p>0,143879858</text:p>
          </table:table-cell>
          <table:table-cell table:number-columns-repeated="16370"/>
        </table:table-row>
        <table:table-row table:style-name="ro4">
          <table:table-cell office:value-type="float" office:value="5" table:style-name="ce1">
            <text:p>5</text:p>
          </table:table-cell>
          <table:table-cell office:value-type="string" table:style-name="ce12">
            <text:p>j5(B)</text:p>
          </table:table-cell>
          <table:table-cell table:style-name="ce13"/>
          <table:table-cell table:style-name="ce14"/>
          <table:table-cell table:style-name="ce15"/>
          <table:table-cell table:style-name="ce13"/>
          <table:table-cell table:style-name="ce14"/>
          <table:table-cell table:style-name="ce15"/>
          <table:table-cell office:value-type="float" office:value="-47.37" table:style-name="ce13">
            <text:p>-47,37</text:p>
          </table:table-cell>
          <table:table-cell office:value-type="float" office:value="7.0396297558716894E-3" table:formula="of:=BESSELJ(2;[.A9])" table:style-name="ce10">
            <text:p>0,00703963</text:p>
          </table:table-cell>
          <table:table-cell office:value-type="float" office:value="7.8795243145133032E-3" table:formula="of:=POWER(10;([.I9]-[.$J$20])/20)" table:style-name="ce11">
            <text:p>0,007879524</text:p>
          </table:table-cell>
          <table:table-cell office:value-type="float" office:value="-32.64" table:style-name="ce13">
            <text:p>-32,64</text:p>
          </table:table-cell>
          <table:table-cell office:value-type="float" office:value="4.3028434877065341E-2" table:formula="of:=BESSELJ(3;[.A9])" table:style-name="ce10">
            <text:p>0,043028435</text:p>
          </table:table-cell>
          <table:table-cell office:value-type="float" office:value="4.2953642676488712E-2" table:formula="of:=POWER(10;([.L9]-[.$M$20])/20)" table:style-name="ce11">
            <text:p>0,042953643</text:p>
          </table:table-cell>
          <table:table-cell table:number-columns-repeated="16370"/>
        </table:table-row>
        <table:table-row table:style-name="ro4">
          <table:table-cell office:value-type="float" office:value="6" table:style-name="ce1">
            <text:p>6</text:p>
          </table:table-cell>
          <table:table-cell office:value-type="string" table:style-name="ce12">
            <text:p>j6(B)</text:p>
          </table:table-cell>
          <table:table-cell table:style-name="ce13"/>
          <table:table-cell table:style-name="ce14"/>
          <table:table-cell table:style-name="ce15"/>
          <table:table-cell table:style-name="ce13"/>
          <table:table-cell table:style-name="ce14"/>
          <table:table-cell table:style-name="ce15"/>
          <table:table-cell table:style-name="ce13"/>
          <table:table-cell table:style-name="ce14"/>
          <table:table-cell table:style-name="ce15"/>
          <table:table-cell office:value-type="float" office:value="-43.63" table:style-name="ce13">
            <text:p>-43,63</text:p>
          </table:table-cell>
          <table:table-cell office:value-type="float" office:value="1.1393932332213098E-2" table:formula="of:=BESSELJ(3;[.A10])" table:style-name="ce10">
            <text:p>0,011393932</text:p>
          </table:table-cell>
          <table:table-cell office:value-type="float" office:value="1.2119926887749211E-2" table:formula="of:=POWER(10;([.L10]-[.$M$20])/20)" table:style-name="ce11">
            <text:p>0,012119927</text:p>
          </table:table-cell>
          <table:table-cell table:number-columns-repeated="16370"/>
        </table:table-row>
        <table:table-row table:style-name="ro4">
          <table:table-cell office:value-type="float" office:value="7" table:style-name="ce1">
            <text:p>7</text:p>
          </table:table-cell>
          <table:table-cell office:value-type="string" table:style-name="ce12">
            <text:p>j7(B)</text:p>
          </table:table-cell>
          <table:table-cell table:style-name="ce13"/>
          <table:table-cell table:style-name="ce14"/>
          <table:table-cell table:style-name="ce15"/>
          <table:table-cell table:style-name="ce13"/>
          <table:table-cell table:style-name="ce14"/>
          <table:table-cell table:style-name="ce15"/>
          <table:table-cell table:style-name="ce13"/>
          <table:table-cell table:style-name="ce14"/>
          <table:table-cell table:style-name="ce15"/>
          <table:table-cell table:style-name="ce13"/>
          <table:table-cell table:style-name="ce14"/>
          <table:table-cell table:style-name="ce15"/>
          <table:table-cell table:number-columns-repeated="16370"/>
        </table:table-row>
        <table:table-row table:style-name="ro4">
          <table:table-cell office:value-type="float" office:value="8" table:style-name="ce1">
            <text:p>8</text:p>
          </table:table-cell>
          <table:table-cell office:value-type="string" table:style-name="ce12">
            <text:p>j8(B)</text:p>
          </table:table-cell>
          <table:table-cell table:style-name="ce13"/>
          <table:table-cell table:style-name="ce14"/>
          <table:table-cell table:style-name="ce15"/>
          <table:table-cell table:style-name="ce13"/>
          <table:table-cell table:style-name="ce14"/>
          <table:table-cell table:style-name="ce15"/>
          <table:table-cell table:style-name="ce13"/>
          <table:table-cell table:style-name="ce14"/>
          <table:table-cell table:style-name="ce15"/>
          <table:table-cell table:style-name="ce13"/>
          <table:table-cell table:style-name="ce14"/>
          <table:table-cell table:style-name="ce15"/>
          <table:table-cell table:number-columns-repeated="16370"/>
        </table:table-row>
        <table:table-row table:style-name="ro4">
          <table:table-cell office:value-type="float" office:value="9" table:style-name="ce1">
            <text:p>9</text:p>
          </table:table-cell>
          <table:table-cell office:value-type="string" table:style-name="ce12">
            <text:p>j9(B)</text:p>
          </table:table-cell>
          <table:table-cell table:style-name="ce13"/>
          <table:table-cell table:style-name="ce14"/>
          <table:table-cell table:style-name="ce15"/>
          <table:table-cell table:style-name="ce13"/>
          <table:table-cell table:style-name="ce14"/>
          <table:table-cell table:style-name="ce15"/>
          <table:table-cell table:style-name="ce13"/>
          <table:table-cell table:style-name="ce14"/>
          <table:table-cell table:style-name="ce15"/>
          <table:table-cell table:style-name="ce13"/>
          <table:table-cell table:style-name="ce14"/>
          <table:table-cell table:style-name="ce15"/>
          <table:table-cell table:number-columns-repeated="16370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2">
            <text:p>j10(B)</text:p>
          </table:table-cell>
          <table:table-cell table:style-name="ce13"/>
          <table:table-cell table:style-name="ce14"/>
          <table:table-cell table:style-name="ce15"/>
          <table:table-cell table:style-name="ce13"/>
          <table:table-cell table:style-name="ce14"/>
          <table:table-cell table:style-name="ce15"/>
          <table:table-cell table:style-name="ce13"/>
          <table:table-cell table:style-name="ce14"/>
          <table:table-cell table:style-name="ce15"/>
          <table:table-cell table:style-name="ce13"/>
          <table:table-cell table:style-name="ce14"/>
          <table:table-cell table:style-name="ce15"/>
          <table:table-cell table:number-columns-repeated="16370"/>
        </table:table-row>
        <table:table-row table:style-name="ro4">
          <table:table-cell office:value-type="float" office:value="11" table:style-name="ce1">
            <text:p>11</text:p>
          </table:table-cell>
          <table:table-cell office:value-type="string" table:style-name="ce12">
            <text:p>j11(B)</text:p>
          </table:table-cell>
          <table:table-cell table:style-name="ce13"/>
          <table:table-cell table:style-name="ce14"/>
          <table:table-cell table:style-name="ce15"/>
          <table:table-cell table:style-name="ce13"/>
          <table:table-cell table:style-name="ce14"/>
          <table:table-cell table:style-name="ce15"/>
          <table:table-cell table:style-name="ce13"/>
          <table:table-cell table:style-name="ce14"/>
          <table:table-cell table:style-name="ce15"/>
          <table:table-cell table:style-name="ce13"/>
          <table:table-cell table:style-name="ce14"/>
          <table:table-cell table:style-name="ce15"/>
          <table:table-cell table:number-columns-repeated="16370"/>
        </table:table-row>
        <table:table-row table:style-name="ro4">
          <table:table-cell office:value-type="float" office:value="12" table:style-name="ce1">
            <text:p>12</text:p>
          </table:table-cell>
          <table:table-cell office:value-type="string" table:style-name="ce12">
            <text:p>j12(B)</text:p>
          </table:table-cell>
          <table:table-cell table:style-name="ce13"/>
          <table:table-cell table:style-name="ce14"/>
          <table:table-cell table:style-name="ce15"/>
          <table:table-cell table:style-name="ce13"/>
          <table:table-cell table:style-name="ce14"/>
          <table:table-cell table:style-name="ce15"/>
          <table:table-cell table:style-name="ce13"/>
          <table:table-cell table:style-name="ce14"/>
          <table:table-cell table:style-name="ce15"/>
          <table:table-cell table:style-name="ce13"/>
          <table:table-cell table:style-name="ce14"/>
          <table:table-cell table:style-name="ce15"/>
          <table:table-cell table:number-columns-repeated="1637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6">
            <text:p>j13(B)</text:p>
          </table:table-cell>
          <table:table-cell table:style-name="ce17"/>
          <table:table-cell table:style-name="ce18"/>
          <table:table-cell table:style-name="ce19"/>
          <table:table-cell table:style-name="ce17"/>
          <table:table-cell table:style-name="ce18"/>
          <table:table-cell table:style-name="ce19"/>
          <table:table-cell table:style-name="ce17"/>
          <table:table-cell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16370"/>
        </table:table-row>
        <table:table-row table:number-rows-repeated="2" table:style-name="ro4">
          <table:table-cell table:style-name="ce1"/>
          <table:table-cell table:style-name="ce2"/>
          <table:table-cell table:number-columns-repeated="16382" table:style-name="ce1"/>
        </table:table-row>
        <table:table-row table:style-name="ro4">
          <table:table-cell table:style-name="ce1"/>
          <table:table-cell table:style-name="ce2"/>
          <table:table-cell table:style-name="ce1"/>
          <table:table-cell office:value-type="float" office:value="-5.3" table:style-name="ce20">
            <text:p>-5,3</text:p>
          </table:table-cell>
          <table:table-cell table:number-columns-repeated="2" table:style-name="ce1"/>
          <table:table-cell office:value-type="float" office:value="-5.3" table:style-name="ce20">
            <text:p>-5,3</text:p>
          </table:table-cell>
          <table:table-cell table:number-columns-repeated="2" table:style-name="ce1"/>
          <table:table-cell office:value-type="float" office:value="-5.3" table:style-name="ce20">
            <text:p>-5,3</text:p>
          </table:table-cell>
          <table:table-cell table:number-columns-repeated="2" table:style-name="ce1"/>
          <table:table-cell office:value-type="float" office:value="-5.3" table:style-name="ce20">
            <text:p>-5,3</text:p>
          </table:table-cell>
          <table:table-cell table:number-columns-repeated="16371" table:style-name="ce1"/>
        </table:table-row>
        <table:table-row table:number-rows-repeated="12" table:style-name="ro4">
          <table:table-cell table:style-name="ce1"/>
          <table:table-cell table:style-name="ce2"/>
          <table:table-cell table:number-columns-repeated="16382" table:style-name="ce1"/>
        </table:table-row>
        <table:table-row table:number-rows-repeated="968" table:style-name="ro4">
          <table:table-cell/>
          <table:table-cell table:style-name="ce2"/>
          <table:table-cell table:number-columns-repeated="16382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meta:initial-creator>JULIANA PINEDA</meta:initial-creator>
    <dc:creator>JULIANA PINEDA</dc:creator>
    <meta:creation-date>2022-09-07T16:23:43Z</meta:creation-date>
    <dc:date>2022-09-07T20:09:42Z</dc:date>
    <meta:editing-cycles>1</meta:editing-cycles>
    <meta:editing-duration>PT526S</meta:editing-duration>
  </office:meta>
</office:document-meta>
</file>